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9d7" officeooo:paragraph-rsid="001a622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d9d7" officeooo:paragraph-rsid="001a6221" style:font-weight-asian="bold" style:font-weight-complex="bold"/>
    </style:style>
    <style:style style:name="P3" style:family="paragraph" style:parent-style-name="Standard">
      <style:text-properties fo:font-weight="bold" officeooo:rsid="001a9afa" officeooo:paragraph-rsid="001a6221" style:font-weight-asian="bold" style:font-weight-complex="bold"/>
    </style:style>
    <style:style style:name="P4" style:family="paragraph" style:parent-style-name="Standard">
      <style:text-properties fo:font-weight="bold" officeooo:rsid="001e463e" officeooo:paragraph-rsid="001e463e" style:font-weight-asian="bold" style:font-weight-complex="bold"/>
    </style:style>
    <style:style style:name="P5" style:family="paragraph" style:parent-style-name="Standard">
      <style:text-properties fo:font-weight="bold" officeooo:rsid="0026ac04" officeooo:paragraph-rsid="0026ac0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a0563" officeooo:paragraph-rsid="001a6221"/>
    </style:style>
    <style:style style:name="P7" style:family="paragraph" style:parent-style-name="Standard">
      <style:text-properties officeooo:rsid="001a0563" officeooo:paragraph-rsid="001a6221"/>
    </style:style>
    <style:style style:name="P8" style:family="paragraph" style:parent-style-name="Standard">
      <style:paragraph-properties fo:text-align="center" style:justify-single-word="false"/>
      <style:text-properties officeooo:rsid="00237f59" officeooo:paragraph-rsid="001a6221"/>
    </style:style>
    <style:style style:name="P9" style:family="paragraph" style:parent-style-name="Standard">
      <style:text-properties officeooo:rsid="001a9afa" officeooo:paragraph-rsid="001a6221"/>
    </style:style>
    <style:style style:name="P10" style:family="paragraph" style:parent-style-name="Standard">
      <style:text-properties officeooo:rsid="001cd9a2" officeooo:paragraph-rsid="001c32a0"/>
    </style:style>
    <style:style style:name="P11" style:family="paragraph" style:parent-style-name="Standard">
      <style:text-properties officeooo:rsid="001d3545" officeooo:paragraph-rsid="001d3545"/>
    </style:style>
    <style:style style:name="P12" style:family="paragraph" style:parent-style-name="Standard">
      <style:text-properties officeooo:rsid="00252bad" officeooo:paragraph-rsid="00297ae4"/>
    </style:style>
    <style:style style:name="P13" style:family="paragraph" style:parent-style-name="Standard">
      <style:text-properties officeooo:rsid="002a805e" officeooo:paragraph-rsid="002a93d2"/>
    </style:style>
    <style:style style:name="P14" style:family="paragraph" style:parent-style-name="Standard">
      <style:text-properties officeooo:rsid="002a805e" officeooo:paragraph-rsid="002c6205"/>
    </style:style>
    <style:style style:name="P15" style:family="paragraph" style:parent-style-name="Standard">
      <style:text-properties officeooo:rsid="002c6205" officeooo:paragraph-rsid="002c6205"/>
    </style:style>
    <style:style style:name="P16" style:family="paragraph" style:parent-style-name="Standard">
      <style:text-properties officeooo:rsid="001c32a0" officeooo:paragraph-rsid="001c32a0"/>
    </style:style>
    <style:style style:name="P17" style:family="paragraph" style:parent-style-name="Standard">
      <style:text-properties officeooo:rsid="001b04b5" officeooo:paragraph-rsid="001d3545"/>
    </style:style>
    <style:style style:name="P18" style:family="paragraph" style:parent-style-name="Standard">
      <style:text-properties officeooo:rsid="002a93d2" officeooo:paragraph-rsid="004325f2"/>
    </style:style>
    <style:style style:name="P19" style:family="paragraph" style:parent-style-name="Standard">
      <style:text-properties fo:font-weight="bold" officeooo:rsid="0026ac04" officeooo:paragraph-rsid="001d3545" style:font-weight-asian="bold" style:font-weight-complex="bold"/>
    </style:style>
    <style:style style:name="P20" style:family="paragraph" style:parent-style-name="Standard">
      <style:text-properties officeooo:rsid="003083e1" officeooo:paragraph-rsid="001a6221"/>
    </style:style>
    <style:style style:name="P21" style:family="paragraph" style:parent-style-name="Standard">
      <style:text-properties officeooo:rsid="00499dfc" officeooo:paragraph-rsid="00499dfc"/>
    </style:style>
    <style:style style:name="T1" style:family="text">
      <style:text-properties officeooo:rsid="00237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d9a2"/>
    </style:style>
    <style:style style:name="T4" style:family="text">
      <style:text-properties officeooo:rsid="001a6221"/>
    </style:style>
    <style:style style:name="T5" style:family="text">
      <style:text-properties officeooo:rsid="00259fb4"/>
    </style:style>
    <style:style style:name="T6" style:family="text">
      <style:text-properties officeooo:rsid="002e813b"/>
    </style:style>
    <style:style style:name="T7" style:family="text">
      <style:text-properties officeooo:rsid="0032e582"/>
    </style:style>
    <style:style style:name="T8" style:family="text">
      <style:text-properties officeooo:rsid="003396c2"/>
    </style:style>
    <style:style style:name="T9" style:family="text">
      <style:text-properties officeooo:rsid="003464a2"/>
    </style:style>
    <style:style style:name="T10" style:family="text">
      <style:text-properties officeooo:rsid="0036df79"/>
    </style:style>
    <style:style style:name="T11" style:family="text">
      <style:text-properties officeooo:rsid="00380780"/>
    </style:style>
    <style:style style:name="T12" style:family="text">
      <style:text-properties officeooo:rsid="0039a989"/>
    </style:style>
    <style:style style:name="T13" style:family="text">
      <style:text-properties officeooo:rsid="00401def"/>
    </style:style>
    <style:style style:name="T14" style:family="text">
      <style:text-properties officeooo:rsid="004325f2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 Report for <text:span text:style-name="T1">Virtual Memory: </text:span>VM Size 1G, Workload <text:span text:style-name="T4">B</text:span></text:p>
      <text:p text:style-name="P6"><text:span text:style-name="T1">by </text:span>Christopher Feener</text:p>
      <text:p text:style-name="P8">Advisor: Dr. Zhang</text:p>
      <text:p text:style-name="P8">WSU Vancouver</text:p>
      <text:p text:style-name="P6"><text:span text:style-name="T4">7 June</text:span> 2017</text:p>
      <text:p text:style-name="P1"/>
      <text:p text:style-name="P1"><text:span text:style-name="T2">Summary</text:span>:</text:p>
      <text:p text:style-name="P1"/>
      <text:p text:style-name="P1">This is the <text:span text:style-name="T10">third</text:span> in a series of experiments done on latency for virtual memory, <text:span text:style-name="T11">and is 100% read</text:span>.</text:p>
      <text:p text:style-name="P1"/>
      <text:p text:style-name="P7"><text:span text:style-name="T2">Method</text:span>:</text:p>
      <text:p text:style-name="P1"/>
      <text:p text:style-name="P1"><text:span text:style-name="T3">A total of five data points were recorded, though the highest was greater than the “operation count”, which was 1 million. </text:span>Each data point was done in three trails. The data points were spread logarithmically on the X-axis to quickly look over a large range for any changes in latency. </text:p>
      <text:p text:style-name="P1"/>
      <text:p text:style-name="P3">Results:</text:p>
      <text:p text:style-name="P9"/>
      <text:p text:style-name="P16">The revised set is shown first, with the original version shown after. The original version was found to have 2 possible issues:</text:p>
      <text:p text:style-name="P16">1. The original version included a run of 10 million records put in, which was far above the maximum number of operations, 1 million.</text:p>
      <text:p text:style-name="P16">2. One trial each for 100k and 1 million yielded extremely high results for the first stage (“Cleanup”), and rather high results for the other stages. This may or may not have been <text:span text:style-name="T9">due to errors in previous runs that had not been properly handled</text:span>.</text:p>
      <text:p text:style-name="P10"/>
      <text:p text:style-name="P4">Revised <text:span text:style-name="T7">results</text:span>:</text:p>
      <text:p text:style-name="P12">In the revised version, “Read” resemble<text:span text:style-name="T12">s</text:span> exponential growth. “<text:span text:style-name="T5">Cleanup” also does, but less distinctly.</text:span></text:p>
      <text:p text:style-name="P11"/>
      <text:p text:style-name="P17"/>
      <text:p text:style-name="P17"><draw:frame draw:style-name="fr1" draw:name="Object1" text:anchor-type="paragraph" svg:width="6.2984in" svg:height="3.9874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paragraph" svg:x="0.3516in" svg:y="4.1791in" svg:width="6.2228in" svg:height="0.8945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7"/>
      <text:p text:style-name="P17"><draw:frame draw:style-name="fr2" draw:name="Object3" text:anchor-type="paragraph" svg:x="0.3134in" svg:y="0in" svg:width="6.2984in" svg:height="3.54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9"><draw:frame draw:style-name="fr1" draw:name="Object4" text:anchor-type="paragraph" svg:width="6.2228in" svg:height="0.8898in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5">Original <text:span text:style-name="T8">results</text:span>:</text:p>
      <text:p text:style-name="P14">The data points for 10 million records were all lower than those of 1 million and even 100k. </text:p>
      <text:p text:style-name="P14"/>
      <text:p text:style-name="P18">(This was likely due to <text:span text:style-name="T13">operations being done with no records, bringing the average latency down. For 10 million, t</text:span>he variable “recordcount” <text:span text:style-name="T13">was</text:span> greater than “operationcount” in ~/YCSB/workloads/workloadb. </text:p>
      <text:p text:style-name="P18"/>
      <text:p text:style-name="P18"><text:span text:style-name="T14">For a mention of this issue, see the following</text:span>: https://github.com/brianfrankcooper/YCSB/issues/831, post 5, paragraph 3)</text:p>
      <text:p text:style-name="P13"/>
      <text:p text:style-name="P15"><draw:frame draw:style-name="fr2" draw:name="Object5" text:anchor-type="paragraph" svg:x="0.3134in" svg:y="0.5752in" svg:width="6.2984in" svg:height="3.9874in" draw:z-index="4"><draw:object xlink:href="./Object 5" xlink:type="simple" xlink:show="embed" xlink:actuate="onLoad"/><draw:image xlink:href="./ObjectReplacements/Object 5" xlink:type="simple" xlink:show="embed" xlink:actuate="onLoad"/></draw:frame>If <text:span text:style-name="T6">the original outliers are not treated as errors, “Read” still resembles exponential growth without 10 million. “Cleanup” shows no pattern.</text:span></text:p>
      <text:p text:style-name="P20"/>
      <text:p text:style-name="P20"/>
      <text:p text:style-name="P20"/>
      <text:p text:style-name="P20"><draw:frame draw:style-name="fr1" draw:name="Object6" text:anchor-type="paragraph" svg:width="6.2228in" svg:height="1.07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0"><draw:frame draw:style-name="fr3" draw:name="Object7" text:anchor-type="paragraph" svg:width="6.2984in" svg:height="3.548in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20"><draw:frame draw:style-name="fr2" draw:name="Object8" text:anchor-type="paragraph" svg:x="0.3516in" svg:y="0in" svg:width="6.2228in" svg:height="1.067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1">Conclusion:</text:p>
      <text:p text:style-name="P21"/>
      <text:p text:style-name="P21">With the exception of original “Cleanup”, both versions' graphs are exponent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3:20:07.290902620</meta:creation-date>
    <dc:date>2017-06-07T14:54:40.336042837</dc:date>
    <meta:editing-duration>PT1H17M37S</meta:editing-duration>
    <meta:editing-cycles>57</meta:editing-cycles>
    <meta:generator>LibreOffice/4.2.8.2$Linux_X86_64 LibreOffice_project/420m0$Build-2</meta:generator>
    <meta:document-statistic meta:table-count="0" meta:image-count="0" meta:object-count="8" meta:page-count="4" meta:paragraph-count="22" meta:word-count="295" meta:character-count="1823" meta:non-whitespace-character-count="15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43cm" svg:y="0.302cm" chart:style-name="ch2">
          <text:p>1G, Workload C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1.766cm" svg:y="1.544cm" svg:width="10.955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5">
                <text:p>1.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3c3c3c" style:text-position="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style:text-position="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# of Records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95 percent</text:p>
          </table:table-cell>
          <table:table-cell table:style-name="ce4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4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style-name="ce5" table:formula="of:=AVERAGE(1.25; 1; 1.2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6" table:formula="of:=AVERAGE(1.25; 1.25)" office:value-type="float" office:value="1.25" calcext:value-type="float">
            <text:p>1.25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2; 2)" office:value-type="float" office:value="2" calcext:value-type="float">
            <text:p>2</text:p>
          </table:table-cell>
          <table:table-cell table:formula="of:=AVERAGE(1; 1)" office:value-type="float" office:value="1" calcext:value-type="float">
            <text:p>1</text:p>
          </table:table-cell>
          <table:table-cell table:formula="of:=AVERAGE(2; 2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; 2.5; 1.75)" office:value-type="float" office:value="1.75" calcext:value-type="float">
            <text:p>1.75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7; 4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75; 1.25)" office:value-type="float" office:value="2" calcext:value-type="float">
            <text:p>2</text:p>
          </table:table-cell>
          <table:table-cell table:formula="of:=AVERAGE(8; 2)" office:value-type="float" office:value="5" calcext:value-type="float">
            <text:p>5</text:p>
          </table:table-cell>
          <table:table-cell table:formula="of:=AVERAGE(8; 2)" office:value-type="float" office:value="5" calcext:value-type="float">
            <text:p>5</text:p>
          </table:table-cell>
          <table:table-cell table:formula="of:=AVERAGE(1; 1)" office:value-type="float" office:value="1" calcext:value-type="float">
            <text:p>1</text:p>
          </table:table-cell>
          <table:table-cell table:formula="of:=AVERAGE(8; 2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43:03.663999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85cm" svg:y="0.316cm" chart:style-name="ch2">
          <text:p>1G, Workload C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60.502123">
                <text:p>160.502123</text:p>
              </table:table-cell>
              <table:table-cell office:value-type="float" office:value="356">
                <text:p>356</text:p>
              </table:table-cell>
              <table:table-cell office:value-type="float" office:value="621.333333333333">
                <text:p>621.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0.2652775">
                <text:p>170.2652775</text:p>
              </table:table-cell>
              <table:table-cell office:value-type="float" office:value="369.5">
                <text:p>369.5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21.671712666667">
                <text:p>721.671712666667</text:p>
              </table:table-cell>
              <table:table-cell office:value-type="float" office:value="2384.33333333333">
                <text:p>2384.33333333333</text:p>
              </table:table-cell>
              <table:table-cell office:value-type="float" office:value="6768.33333333333">
                <text:p>6768.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91.7799655">
                <text:p>1391.7799655</text:p>
              </table:table-cell>
              <table:table-cell office:value-type="float" office:value="4059">
                <text:p>4059</text:p>
              </table:table-cell>
              <table:table-cell office:value-type="float" office:value="23480">
                <text:p>234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166.792495; 154.176795; 160.537079)" office:value-type="float" office:value="160.502123" calcext:value-type="float">
            <text:p>160.502123</text:p>
          </table:table-cell>
          <table:table-cell table:formula="of:=AVERAGE(339; 359; 370)" office:value-type="float" office:value="356" calcext:value-type="float">
            <text:p>356</text:p>
          </table:table-cell>
          <table:table-cell table:formula="of:=AVERAGE(658; 596; 610)" office:value-type="float" office:value="621.333333333333" calcext:value-type="float">
            <text:p>621.3333333333</text:p>
          </table:table-cell>
          <table:table-cell table:formula="of:=AVERAGE(22; 22; 23)" office:value-type="float" office:value="22.3333333333333" calcext:value-type="float">
            <text:p>22.3333333333</text:p>
          </table:table-cell>
          <table:table-cell table:formula="of:=AVERAGE(149759; 28959; 48927)" office:value-type="float" office:value="75881.6666666667" calcext:value-type="float">
            <text:p>75881.666666666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164.088102; 176.442453)" office:value-type="float" office:value="170.2652775" calcext:value-type="float">
            <text:p>170.2652775</text:p>
          </table:table-cell>
          <table:table-cell table:formula="of:=AVERAGE(384; 355)" office:value-type="float" office:value="369.5" calcext:value-type="float">
            <text:p>369.5</text:p>
          </table:table-cell>
          <table:table-cell table:formula="of:=AVERAGE(678; 668)" office:value-type="float" office:value="673" calcext:value-type="float">
            <text:p>673</text:p>
          </table:table-cell>
          <table:table-cell table:formula="of:=AVERAGE(23; 23)" office:value-type="float" office:value="23" calcext:value-type="float">
            <text:p>23</text:p>
          </table:table-cell>
          <table:table-cell table:formula="of:=AVERAGE(166143; 106687)" office:value-type="float" office:value="136415" calcext:value-type="float">
            <text:p>136415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907.809963; 624.71612; 632.489055)" office:value-type="float" office:value="721.671712666667" calcext:value-type="float">
            <text:p>721.6717126667</text:p>
          </table:table-cell>
          <table:table-cell table:formula="of:=AVERAGE(2951; 2107; 2095)" office:value-type="float" office:value="2384.33333333333" calcext:value-type="float">
            <text:p>2384.3333333333</text:p>
          </table:table-cell>
          <table:table-cell table:formula="of:=AVERAGE(8687; 5947; 5671)" office:value-type="float" office:value="6768.33333333333" calcext:value-type="float">
            <text:p>6768.3333333333</text:p>
          </table:table-cell>
          <table:table-cell table:formula="of:=AVERAGE(24; 23; 24)" office:value-type="float" office:value="23.6666666666667" calcext:value-type="float">
            <text:p>23.6666666667</text:p>
          </table:table-cell>
          <table:table-cell table:formula="of:=AVERAGE(308735; 485375; 190847)" office:value-type="float" office:value="328319" calcext:value-type="float">
            <text:p>328319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017.486656; 766.073275)" office:value-type="float" office:value="1391.7799655" calcext:value-type="float">
            <text:p>1391.7799655</text:p>
          </table:table-cell>
          <table:table-cell table:formula="of:=AVERAGE(5847; 2271)" office:value-type="float" office:value="4059" calcext:value-type="float">
            <text:p>4059</text:p>
          </table:table-cell>
          <table:table-cell table:formula="of:=AVERAGE(43135; 3825)" office:value-type="float" office:value="23480" calcext:value-type="float">
            <text:p>23480</text:p>
          </table:table-cell>
          <table:table-cell table:formula="of:=AVERAGE(24; 22)" office:value-type="float" office:value="23" calcext:value-type="float">
            <text:p>23</text:p>
          </table:table-cell>
          <table:table-cell table:formula="of:=AVERAGE(450047; 151039)" office:value-type="float" office:value="300543" calcext:value-type="float">
            <text:p>30054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44:07.888162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43cm" svg:y="0.301cm" chart:style-name="ch2">
          <text:p>1G, Workload B, Cleanup Stage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1.951cm" svg:y="1.544cm" svg:width="10.027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75">
                <text:p>2.7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75">
                <text:p>1.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">
                <text:p>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3c3c3c" style:text-position="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style:text-position="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# of Records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95 percent</text:p>
          </table:table-cell>
          <table:table-cell table:style-name="ce4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4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style-name="ce5" table:formula="of:=AVERAGE(1.25; 1; 1.25)" office:value-type="float" office:value="1.16666666666667" calcext:value-type="float">
            <text:p>1.16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0; 1)" office:value-type="float" office:value="0.666666666666667" calcext:value-type="float">
            <text:p>0.6666666667</text:p>
          </table:table-cell>
          <table:table-cell table:formula="of:=AVERAGE(2; 2; 2)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6" table:formula="of:=AVERAGE(5.75; 1.25; 1.25)" office:value-type="float" office:value="2.75" calcext:value-type="float">
            <text:p>2.75</text:p>
          </table:table-cell>
          <table:table-cell table:formula="of:=AVERAGE(20; 2; 2)" office:value-type="float" office:value="8" calcext:value-type="float">
            <text:p>8</text:p>
          </table:table-cell>
          <table:table-cell table:formula="of:=AVERAGE(20; 2; 2)" office:value-type="float" office:value="8" calcext:value-type="float">
            <text:p>8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0; 2; 2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; 2.5; 1.75)" office:value-type="float" office:value="1.75" calcext:value-type="float">
            <text:p>1.75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7; 4)" office:value-type="float" office:value="4" calcext:value-type="float">
            <text:p>4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1; 7; 4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.75; 1.25; 5)" office:value-type="float" office:value="3" calcext:value-type="float">
            <text:p>3</text:p>
          </table:table-cell>
          <table:table-cell table:formula="of:=AVERAGE(8; 2; 19)" office:value-type="float" office:value="9.66666666666667" calcext:value-type="float">
            <text:p>9.6666666667</text:p>
          </table:table-cell>
          <table:table-cell table:formula="of:=AVERAGE(8; 2; 19)" office:value-type="float" office:value="9.66666666666667" calcext:value-type="float">
            <text:p>9.6666666667</text:p>
          </table:table-cell>
          <table:table-cell table:formula="of:=AVERAGE(1; 1; 0)" office:value-type="float" office:value="0.666666666666667" calcext:value-type="float">
            <text:p>0.6666666667</text:p>
          </table:table-cell>
          <table:table-cell table:formula="of:=AVERAGE(8; 2; 19)" office:value-type="float" office:value="9.66666666666667" calcext:value-type="float">
            <text:p>9.6666666667</text:p>
          </table:table-cell>
        </table:table-row>
        <table:table-row table:style-name="ro1">
          <table:table-cell/>
          <table:table-cell office:value-type="string" calcext:value-type="string">
            <text:p>(Read-failed)</text:p>
          </table:table-cell>
          <table:table-cell office:value-type="float" office:value="10000000" calcext:value-type="float">
            <text:p>10000000</text:p>
          </table:table-cell>
          <table:table-cell table:formula="of:=AVERAGE(1.25; 1.25; 1.25)" office:value-type="float" office:value="1.25" calcext:value-type="float">
            <text:p>1.25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1; 1; 1)" office:value-type="float" office:value="1" calcext:value-type="float">
            <text:p>1</text:p>
          </table:table-cell>
          <table:table-cell table:formula="of:=AVERAGE(2; 2; 2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50:54.927308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098cm" svg:y="0.316cm" chart:style-name="ch2">
          <text:p>1G, Workload B, Read stage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9.471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60.502123">
                <text:p>160.502123</text:p>
              </table:table-cell>
              <table:table-cell office:value-type="float" office:value="356">
                <text:p>356</text:p>
              </table:table-cell>
              <table:table-cell office:value-type="float" office:value="621.333333333333">
                <text:p>621.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1.372278666667">
                <text:p>171.372278666667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21.671712666667">
                <text:p>721.671712666667</text:p>
              </table:table-cell>
              <table:table-cell office:value-type="float" office:value="2384.33333333333">
                <text:p>2384.33333333333</text:p>
              </table:table-cell>
              <table:table-cell office:value-type="float" office:value="6768.33333333333">
                <text:p>6768.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19.911495">
                <text:p>1319.911495</text:p>
              </table:table-cell>
              <table:table-cell office:value-type="float" office:value="3938.33333333333">
                <text:p>3938.33333333333</text:p>
              </table:table-cell>
              <table:table-cell office:value-type="float" office:value="19319.6666666667">
                <text:p>19319.666666666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295.87998755447">
                <text:p>1295.87998755447</text:p>
              </table:table-cell>
              <table:table-cell office:value-type="float" office:value="3810.33333333333">
                <text:p>3810.33333333333</text:p>
              </table:table-cell>
              <table:table-cell office:value-type="float" office:value="11441.6666666667">
                <text:p>11441.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>
            <text:p>Read</text:p>
          </table:table-cell>
          <table:table-cell office:value-type="float" office:value="1000" calcext:value-type="float">
            <text:p>1000</text:p>
          </table:table-cell>
          <table:table-cell table:formula="of:=AVERAGE(166.792495; 154.176795; 160.537079)" office:value-type="float" office:value="160.502123" calcext:value-type="float">
            <text:p>160.502123</text:p>
          </table:table-cell>
          <table:table-cell table:formula="of:=AVERAGE(339; 359; 370)" office:value-type="float" office:value="356" calcext:value-type="float">
            <text:p>356</text:p>
          </table:table-cell>
          <table:table-cell table:formula="of:=AVERAGE(658; 596; 610)" office:value-type="float" office:value="621.333333333333" calcext:value-type="float">
            <text:p>621.3333333333</text:p>
          </table:table-cell>
          <table:table-cell table:formula="of:=AVERAGE(22; 22; 23)" office:value-type="float" office:value="22.3333333333333" calcext:value-type="float">
            <text:p>22.3333333333</text:p>
          </table:table-cell>
          <table:table-cell table:formula="of:=AVERAGE(149759; 28959; 48927)" office:value-type="float" office:value="75881.6666666667" calcext:value-type="float">
            <text:p>75881.666666666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173.586281; 164.088102; 176.442453)" office:value-type="float" office:value="171.372278666667" calcext:value-type="float">
            <text:p>171.3722786667</text:p>
          </table:table-cell>
          <table:table-cell table:formula="of:=AVERAGE(396; 384; 355)" office:value-type="float" office:value="378.333333333333" calcext:value-type="float">
            <text:p>378.3333333333</text:p>
          </table:table-cell>
          <table:table-cell table:formula="of:=AVERAGE(799; 678; 668)" office:value-type="float" office:value="715" calcext:value-type="float">
            <text:p>715</text:p>
          </table:table-cell>
          <table:table-cell table:formula="of:=AVERAGE(23; 23; 23)" office:value-type="float" office:value="23" calcext:value-type="float">
            <text:p>23</text:p>
          </table:table-cell>
          <table:table-cell table:formula="of:=AVERAGE(91583; 166143; 106687)" office:value-type="float" office:value="121471" calcext:value-type="float">
            <text:p>121471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907.809963; 624.71612; 632.489055)" office:value-type="float" office:value="721.671712666667" calcext:value-type="float">
            <text:p>721.6717126667</text:p>
          </table:table-cell>
          <table:table-cell table:formula="of:=AVERAGE(2951; 2107; 2095)" office:value-type="float" office:value="2384.33333333333" calcext:value-type="float">
            <text:p>2384.3333333333</text:p>
          </table:table-cell>
          <table:table-cell table:formula="of:=AVERAGE(8687; 5947; 5671)" office:value-type="float" office:value="6768.33333333333" calcext:value-type="float">
            <text:p>6768.3333333333</text:p>
          </table:table-cell>
          <table:table-cell table:formula="of:=AVERAGE(24; 23; 24)" office:value-type="float" office:value="23.6666666666667" calcext:value-type="float">
            <text:p>23.6666666667</text:p>
          </table:table-cell>
          <table:table-cell table:formula="of:=AVERAGE(308735; 485375; 190847)" office:value-type="float" office:value="328319" calcext:value-type="float">
            <text:p>328319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2017.486656; 766.073275; 1176.174554)" office:value-type="float" office:value="1319.911495" calcext:value-type="float">
            <text:p>1319.911495</text:p>
          </table:table-cell>
          <table:table-cell table:formula="of:=AVERAGE(5847; 2271; 3697)" office:value-type="float" office:value="3938.33333333333" calcext:value-type="float">
            <text:p>3938.3333333333</text:p>
          </table:table-cell>
          <table:table-cell table:formula="of:=AVERAGE(43135; 3825; 10999)" office:value-type="float" office:value="19319.6666666667" calcext:value-type="float">
            <text:p>19319.6666666667</text:p>
          </table:table-cell>
          <table:table-cell table:formula="of:=AVERAGE(24; 22; 23)" office:value-type="float" office:value="23" calcext:value-type="float">
            <text:p>23</text:p>
          </table:table-cell>
          <table:table-cell table:formula="of:=AVERAGE(450047; 151039; 178687)" office:value-type="float" office:value="259924.333333333" calcext:value-type="float">
            <text:p>259924.333333333</text:p>
          </table:table-cell>
        </table:table-row>
        <table:table-row table:style-name="ro1">
          <table:table-cell/>
          <table:table-cell office:value-type="string" calcext:value-type="string">
            <text:p>(Read-failed)</text:p>
          </table:table-cell>
          <table:table-cell office:value-type="float" office:value="10000000" calcext:value-type="float">
            <text:p>10000000</text:p>
          </table:table-cell>
          <table:table-cell table:formula="of:=AVERAGE(1291.54270543894; 1245.44881604315; 1350.64844118131)" office:value-type="float" office:value="1295.87998755447" calcext:value-type="float">
            <text:p>1295.8799875545</text:p>
          </table:table-cell>
          <table:table-cell table:formula="of:=AVERAGE(3779; 3649; 4003)" office:value-type="float" office:value="3810.33333333333" calcext:value-type="float">
            <text:p>3810.3333333333</text:p>
          </table:table-cell>
          <table:table-cell table:formula="of:=AVERAGE(11655; 10847; 11823)" office:value-type="float" office:value="11441.6666666667" calcext:value-type="float">
            <text:p>11441.6666666667</text:p>
          </table:table-cell>
          <table:table-cell table:formula="of:=AVERAGE(25; 24; 25)" office:value-type="float" office:value="24.6666666666667" calcext:value-type="float">
            <text:p>24.6666666667</text:p>
          </table:table-cell>
          <table:table-cell table:formula="of:=AVERAGE(162431; 119359; 144511)" office:value-type="float" office:value="142100.333333333" calcext:value-type="float">
            <text:p>142100.333333333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52:00.727937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